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0398" officeooo:paragraph-rsid="0018deda"/>
    </style:style>
    <style:style style:name="P2" style:family="paragraph" style:parent-style-name="Standard">
      <style:text-properties officeooo:rsid="0013e860" officeooo:paragraph-rsid="0013e860"/>
    </style:style>
    <style:style style:name="P3" style:family="paragraph" style:parent-style-name="Standard">
      <style:text-properties officeooo:rsid="001794a3" officeooo:paragraph-rsid="0018deda"/>
    </style:style>
    <style:style style:name="P4" style:family="paragraph" style:parent-style-name="Standard">
      <style:text-properties officeooo:rsid="0017d79a" officeooo:paragraph-rsid="0018deda"/>
    </style:style>
    <style:style style:name="P5" style:family="paragraph" style:parent-style-name="Standard">
      <style:text-properties officeooo:rsid="00181ed7" officeooo:paragraph-rsid="00181ed7"/>
    </style:style>
    <style:style style:name="P6" style:family="paragraph" style:parent-style-name="Standard">
      <style:text-properties officeooo:rsid="00181ed7" officeooo:paragraph-rsid="0018deda"/>
    </style:style>
    <style:style style:name="P7" style:family="paragraph" style:parent-style-name="Standard">
      <style:text-properties style:text-underline-style="none" officeooo:rsid="00120398" officeooo:paragraph-rsid="00120398"/>
    </style:style>
    <style:style style:name="P8" style:family="paragraph" style:parent-style-name="Standard">
      <style:text-properties style:text-underline-style="none" officeooo:rsid="00120398" officeooo:paragraph-rsid="0018deda"/>
    </style:style>
    <style:style style:name="P9" style:family="paragraph" style:parent-style-name="Standard">
      <style:text-properties style:text-underline-style="none" officeooo:rsid="0018deda" officeooo:paragraph-rsid="0018deda"/>
    </style:style>
    <style:style style:name="P10" style:family="paragraph" style:parent-style-name="Standard">
      <style:text-properties style:text-underline-style="none" officeooo:rsid="001794a3" officeooo:paragraph-rsid="001794a3"/>
    </style:style>
    <style:style style:name="P11" style:family="paragraph" style:parent-style-name="Standard">
      <style:text-properties style:text-underline-style="none" officeooo:rsid="0013e860" officeooo:paragraph-rsid="0013e860"/>
    </style:style>
    <style:style style:name="P12" style:family="paragraph" style:parent-style-name="Standard">
      <style:text-properties style:text-underline-style="none" officeooo:rsid="0017d79a" officeooo:paragraph-rsid="0017d79a"/>
    </style:style>
    <style:style style:name="P13" style:family="paragraph" style:parent-style-name="Standard">
      <style:text-properties fo:color="#ce181e" officeooo:rsid="00214738" officeooo:paragraph-rsid="00214738"/>
    </style:style>
    <style:style style:name="P14" style:family="paragraph" style:parent-style-name="Standard">
      <style:text-properties fo:color="#ce181e" officeooo:rsid="00217a58" officeooo:paragraph-rsid="00217a58"/>
    </style:style>
    <style:style style:name="P15" style:family="paragraph" style:parent-style-name="Standard">
      <style:text-properties fo:color="#ce181e" officeooo:rsid="0017d79a" officeooo:paragraph-rsid="002e7323"/>
    </style:style>
    <style:style style:name="P16" style:family="paragraph" style:parent-style-name="Standard">
      <style:text-properties style:text-underline-style="none" officeooo:rsid="0018deda" officeooo:paragraph-rsid="0018deda"/>
    </style:style>
    <style:style style:name="P17" style:family="paragraph" style:parent-style-name="Standard">
      <style:paragraph-properties fo:text-align="end" style:justify-single-word="false"/>
      <style:text-properties officeooo:rsid="001aae74" officeooo:paragraph-rsid="001aae74"/>
    </style:style>
    <style:style style:name="P18" style:family="paragraph" style:parent-style-name="Standard">
      <style:paragraph-properties fo:text-align="end" style:justify-single-word="false"/>
      <style:text-properties officeooo:rsid="0037bfd0" officeooo:paragraph-rsid="0037bfd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ded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deda"/>
    </style:style>
    <style:style style:name="T5" style:family="text">
      <style:text-properties style:text-underline-style="none" officeooo:rsid="001cc3e4"/>
    </style:style>
    <style:style style:name="T6" style:family="text">
      <style:text-properties style:text-underline-style="none" officeooo:rsid="001e9c3a"/>
    </style:style>
    <style:style style:name="T7" style:family="text">
      <style:text-properties style:text-underline-style="none" officeooo:rsid="001f1630"/>
    </style:style>
    <style:style style:name="T8" style:family="text">
      <style:text-properties style:text-underline-style="none" officeooo:rsid="00298fc2"/>
    </style:style>
    <style:style style:name="T9" style:family="text">
      <style:text-properties style:text-underline-style="none" officeooo:rsid="002a343f"/>
    </style:style>
    <style:style style:name="T10" style:family="text">
      <style:text-properties style:text-underline-style="none" officeooo:rsid="00300fe4"/>
    </style:style>
    <style:style style:name="T11" style:family="text">
      <style:text-properties style:text-underline-style="none" officeooo:rsid="00315fb8"/>
    </style:style>
    <style:style style:name="T12" style:family="text">
      <style:text-properties style:text-underline-style="none" officeooo:rsid="00317ad7"/>
    </style:style>
    <style:style style:name="T13" style:family="text">
      <style:text-properties style:text-underline-style="none" officeooo:rsid="0031ae89"/>
    </style:style>
    <style:style style:name="T14" style:family="text">
      <style:text-properties officeooo:rsid="00300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hane Stacy</text:p>
      <text:p text:style-name="P18">CIS 353-02</text:p>
      <text:p text:style-name="P2"/>
      <text:p text:style-name="P2"/>
      <text:p text:style-name="P2"/>
      <text:p text:style-name="P2">1)<text:tab/>HouseSale (<text:span text:style-name="T1">houseID, agentID</text:span>, dateSold, commissionRate, interestRate)</text:p>
      <text:p text:style-name="P7"/>
      <text:p text:style-name="P5"><text:span text:style-name="T3">Highest Relation?:<text:tab/></text:span><text:span text:style-name="T5">1NF</text:span></text:p>
      <text:p text:style-name="P7"/>
      <text:p text:style-name="P9">Decomposition into BCNF:</text:p>
      <text:p text:style-name="P1"><text:span text:style-name="T14">InterestRate</text:span>(<text:span text:style-name="T1">dateSold</text:span><text:span text:style-name="T3">, interestRate)</text:span></text:p>
      <text:p text:style-name="P1"><text:span text:style-name="T10">Agent</text:span><text:span text:style-name="T3">(</text:span><text:span text:style-name="T1">agentID</text:span><text:span text:style-name="T3">, commisionRate)</text:span></text:p>
      <text:p text:style-name="P1"><text:span text:style-name="T10">DateSold</text:span><text:span text:style-name="T3">(</text:span><text:span text:style-name="T1">houseID</text:span><text:span text:style-name="T3">, dateSold)</text:span></text:p>
      <text:p text:style-name="P13"><text:span text:style-name="T10">AgentSoldWhat</text:span><text:span text:style-name="T11">When</text:span><text:span text:style-name="T3">(</text:span><text:span text:style-name="T1">houseID, agentID</text:span><text:span text:style-name="T3">, </text:span><text:span text:style-name="T8">dateSold)</text:span></text:p>
      <text:p text:style-name="P8"/>
      <text:p text:style-name="P7"/>
      <text:p text:style-name="P7"/>
      <text:p text:style-name="P2"><text:span text:style-name="T3">2)<text:tab/>Faculty (</text:span><text:span text:style-name="T1">facultyNum, deptNum</text:span><text:span text:style-name="T3">, officeNum, rank, dateHired, salary)</text:span></text:p>
      <text:p text:style-name="P10"/>
      <text:p text:style-name="P5"><text:span text:style-name="T3">Highest Relation?:<text:tab/></text:span><text:span text:style-name="T5">2NF</text:span></text:p>
      <text:p text:style-name="P11"/>
      <text:p text:style-name="P9">Decomposition into BCNF:</text:p>
      <text:p text:style-name="P3"><text:span text:style-name="T12">Department</text:span><text:span text:style-name="T3">(</text:span><text:span text:style-name="T1">officeNum</text:span><text:span text:style-name="T3">, deptNum)</text:span></text:p>
      <text:p text:style-name="P3"><text:span text:style-name="T12">Salary</text:span><text:span text:style-name="T3">(</text:span><text:span text:style-name="T1">rank, dateHired</text:span><text:span text:style-name="T3">, salary)</text:span></text:p>
      <text:p text:style-name="P14"><text:span text:style-name="T13">Faculty</text:span><text:span text:style-name="T3">(</text:span><text:span text:style-name="T1">facultyNum, deptNum</text:span><text:span text:style-name="T3">, </text:span><text:span text:style-name="T9">officeNum, rank</text:span><text:span text:style-name="T3">)</text:span></text:p>
      <text:p text:style-name="P7"/>
      <text:p text:style-name="P7"/>
      <text:p text:style-name="P2"><text:span text:style-name="T3">3)<text:tab/>Lots (</text:span><text:span text:style-name="T1">propertyID</text:span><text:span text:style-name="T3">, county, lotNum, area, price, taxRate)</text:span></text:p>
      <text:p text:style-name="P12"/>
      <text:p text:style-name="P6"><text:span text:style-name="T3">Highest Relation?:<text:tab/></text:span><text:span text:style-name="T7">2</text:span><text:span text:style-name="T6">NF</text:span></text:p>
      <text:p text:style-name="P9"/>
      <text:p text:style-name="P9">Decomposition into BCNF:</text:p>
      <text:p text:style-name="P4"><text:span text:style-name="T13">Taxes</text:span><text:span text:style-name="T3">(</text:span><text:span text:style-name="T1">county</text:span><text:span text:style-name="T3">, taxRate)</text:span></text:p>
      <text:p text:style-name="P4"><text:span text:style-name="T13">Price</text:span><text:span text:style-name="T4">(</text:span><text:span text:style-name="T2">area</text:span><text:span text:style-name="T4">, price)</text:span></text:p>
      <text:p text:style-name="P15"><text:span text:style-name="T4">(</text:span><text:span text:style-name="T2">county, lotNum</text:span><text:span text:style-name="T4">, propertyID, are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7:03:13.791554590</meta:creation-date>
    <meta:generator>LibreOffice/6.0.7.3$Linux_X86_64 LibreOffice_project/00m0$Build-3</meta:generator>
    <dc:date>2019-04-12T12:20:19.503334765</dc:date>
    <meta:editing-duration>PT1H36M1S</meta:editing-duration>
    <meta:editing-cycles>35</meta:editing-cycles>
    <meta:document-statistic meta:table-count="0" meta:image-count="0" meta:object-count="0" meta:page-count="1" meta:paragraph-count="21" meta:word-count="71" meta:character-count="673" meta:non-whitespace-character-count="623"/>
  </office:meta>
</office:document-meta>
</file>